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text-properties fo:font-variant="normal" fo:text-transform="none" fo:color="#000000" style:font-name="Verdana" fo:font-size="12pt" fo:letter-spacing="normal" fo:font-style="normal" fo:font-weight="normal"/>
    </style:style>
    <style:style style:name="P4"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5"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6" style:family="paragraph" style:parent-style-name="Table_20_Contents">
      <style:paragraph-properties fo:text-align="end" style:justify-single-word="false"/>
      <style:text-properties style:font-name="Verdana"/>
    </style:style>
    <style:style style:name="P7" style:family="paragraph" style:parent-style-name="Standard" style:list-style-name="L1">
      <style:text-properties style:font-name="Verdana"/>
    </style:style>
    <style:style style:name="P8" style:family="paragraph" style:parent-style-name="Standard">
      <style:text-properties fo:font-variant="normal" fo:text-transform="none" fo:color="#000000" style:font-name="Verdana" fo:font-size="12pt" fo:letter-spacing="normal" fo:font-style="normal" fo:font-weight="normal"/>
    </style:style>
    <style:style style:name="P9" style:family="paragraph" style:parent-style-name="Standard" style:list-style-name="L2">
      <style:text-properties fo:font-variant="normal" fo:text-transform="none" fo:color="#000000" style:font-name="Verdana" fo:font-size="12pt" fo:letter-spacing="normal" fo:font-style="normal" fo:font-weight="normal"/>
    </style:style>
    <style:style style:name="P10" style:family="paragraph" style:parent-style-name="Standard" style:list-style-name="L3">
      <style:text-properties fo:font-variant="normal" fo:text-transform="none" fo:color="#000000" style:font-name="Verdana" fo:font-size="12pt" fo:letter-spacing="normal" fo:font-style="normal" fo:font-weight="normal"/>
    </style:style>
    <style:style style:name="P11"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6">Hendrik Bode</text:p>
            <text:p text:style-name="P6">Luca Zeitzen</text:p>
          </table:table-cell>
        </table:table-row>
      </table:table>
      <text:p text:style-name="P2"/>
      <text:p text:style-name="P5">Risiken</text:p>
      <text:p text:style-name="P1">und der Umgang damit</text:p>
      <text:p text:style-name="P1"/>
      <text:p text:style-name="P1">Bei jeder Projektidee bestehen Risiken. Der erste Schritt dahin, dass die Auswirkungen eines Eintritts dieser Risiken möglichst unbemerkt bleiben, besteht darin, dass man diese Risiken identifiziert, bevor das Projekt realisiert wird. So kann man sie im zweiten Schritt ausführlich auf die Tragweite analysieren und Szenarien erstellen, um das System darauf zu prüfen. Im letzten Schritt wird versucht, den Eintritt eines identifizierten Risikos zu vermeiden oder Maßnahmen zu ermitteln, die dabei helfen, die entstehenden Schäden zu minimieren. </text:p>
      <text:p text:style-name="P1"/>
      <text:p text:style-name="P4">Risikoidentifikation</text:p>
      <text:p text:style-name="P4"/>
      <text:list xml:id="list5966287763228079491" text:style-name="L1">
        <text:list-item>
          <text:p text:style-name="P7">Verletzungen der Privatsphäre oder sogar der Persönlichkeitsrechte</text:p>
        </text:list-item>
        <text:list-item>
          <text:p text:style-name="P7">Fehler bei der Kontexterkennung durch den Dokumentenparser</text:p>
        </text:list-item>
        <text:list-item>
          <text:p text:style-name="P7">Die Möglichkeit, dass jeder Nutzer die Dokumente verändern kann</text:p>
        </text:list-item>
        <text:list-item>
          <text:p text:style-name="P7">Die Möglichkeit, dass die Nutzer die Dokumente nur lesen können</text:p>
        </text:list-item>
        <text:list-item>
          <text:p text:style-name="P7">Mangelnde Erfahrung in der Programmierung mit Android</text:p>
        </text:list-item>
        <text:list-item>
          <text:p text:style-name="P7">Mangelnde Abgrenzung von der Konkurrenz</text:p>
        </text:list-item>
      </text:list>
      <text:p text:style-name="P1"><text:s/></text:p>
      <text:p text:style-name="P1"/>
      <text:p text:style-name="P4">Risikoanalyse</text:p>
      <text:p text:style-name="P3"/>
      <text:list xml:id="list4245620895392122258" text:style-name="L2">
        <text:list-item>
          <text:p text:style-name="P9">Verletzungen der Privatsphäre oder sogar der Persönlichkeitsrechte</text:p>
        </text:list-item>
      </text:list>
      <text:p text:style-name="P3"><text:tab/></text:p>
      <text:p text:style-name="P3"><text:tab/>Beim Erheben von Daten, die Aufschluss über die Aktivität eines Nutzers</text:p>
      <text:p text:style-name="P3"><text:tab/>geben, gerät man schnell in einen Konflikt. Auf der einen Seite ist das <text:tab/>Ziel dieser Erhebung natürlich den Nutzer zu unterstützen, auf der <text:tab/>anderen Seite möchte ein Nutzer aber nicht immer in diesem Maße <text:tab/>transparent in seinen Handlungen sein. </text:p>
      <text:p text:style-name="P3"><text:tab/>Die für andere Nutzer aufbereiteten Statusdaten wären auch für einen <text:tab/>Stalker leicht einzusehen und zu missbrauchen.</text:p>
      <text:p text:style-name="P3"><text:tab/>Genauso könnte ein Hacker Daten abgreifen und daraus mehr <text:tab/>Informationen beziehen als erwünscht.</text:p>
      <text:p text:style-name="P3"><text:tab/></text:p>
      <text:list xml:id="list30278179" text:continue-numbering="true" text:style-name="L2">
        <text:list-item>
          <text:p text:style-name="P9">Fehler bei der Kontexterkennung durch den Dokumentenparser</text:p>
        </text:list-item>
      </text:list>
      <text:p text:style-name="P3"/>
      <text:p text:style-name="P3"><text:tab/>Bei dem Versuch einer Maschine die Semantik von Texten, die von <text:tab/>Menschen geschrieben wurden und komplexe Themen behandeln, zu <text:tab/>verstehen und korrekt zu interpretieren kann man keine <text:tab/>hundertprozentige Richtigkeit gewährleisten; mögen die Algorithmen <text:tab/>noch so gut sein. In Einzelfällen können also fehlerhafte Awareness-<text:soft-page-break/><text:tab/>Informationen angezeigt werden. Das wäre zwar bedauernswert, aber </text:p>
      <text:p text:style-name="P3"><text:tab/>voraussichtlich nicht kritisch.</text:p>
      <text:p text:style-name="P3"/>
      <text:list xml:id="list30269975" text:continue-numbering="true" text:style-name="L2">
        <text:list-item>
          <text:p text:style-name="P9">Die Möglichkeit, dass jeder Nutzer die Dokumente verändern kann</text:p>
        </text:list-item>
      </text:list>
      <text:p text:style-name="P3"/>
      <text:p text:style-name="P3"><text:tab/>Der Idealfall sieht folgendermaßen aus: die hochgeladenen Dokumente <text:tab/>sind von so hoher Qualität und ohne Fehler, dass sie nicht verändert <text:tab/>werden müssen. Zur Klarstellung: es geht um direkte Änderungen am <text:tab/>Text, das Anheften von Fragen und Notizen soll weiterhin möglich sein. <text:tab/>Daraus resultiert, dass Änderungen an den Dokumenten gar nicht nötig <text:tab/>sind. Problematisch kann es dann werden, wenn der Idealfall nicht <text:tab/>gegeben ist, wenn Dokumente nämlich fehlerhaft oder sehr unpräzise <text:tab/>sind. Solche Missstände können zwar mit Notizen kenntlich gemacht oder <text:tab/>aufgeklärt werden, wenn sie aber nicht entdeckt werden oder jemand die <text:tab/>speziellen Notizen dazu nicht liest, lernt er womöglich etwas Falsches. </text:p>
      <text:p text:style-name="P3"/>
      <text:list xml:id="list30298692" text:continue-numbering="true" text:style-name="L2">
        <text:list-item>
          <text:p text:style-name="P9">Die Möglichkeit, dass die Nutzer die Dokumente nur lesen können</text:p>
        </text:list-item>
      </text:list>
      <text:p text:style-name="P3"/>
      <text:p text:style-name="P3"/>
      <text:p text:style-name="P4">Mögliche Gegenmaßnahmen</text:p>
      <text:p text:style-name="P4"/>
      <text:list xml:id="list1760613740761615145" text:style-name="L3">
        <text:list-item>
          <text:p text:style-name="P10">Verletzungen der Privatsphäre oder sogar der Persönlichkeitsrechte</text:p>
        </text:list-item>
      </text:list>
      <text:p text:style-name="P3"><text:tab/></text:p>
      <text:p text:style-name="P3"><text:tab/>Um sich rechtlich abzusichern, sollte man vorher auf die Verwendung der <text:tab/>Daten hinweisen und sie sich vom Nutzer bestätigen lassen. Hier würden <text:tab/>sich ein Pop-Up oder AGBs anbieten.</text:p>
      <text:p text:style-name="P3"><text:tab/>Zusätzlich sollte die Nutzung eines privaten Modus ermöglicht werden, <text:tab/>innerhalb dessen keine Awareness-Daten preisgegeben werden. Der <text:tab/>Fairness halber kann man auch in Betracht ziehen, dass Nutzer im <text:tab/>privaten Modus ebenfalls keine Awareness-Daten anderer empfangen <text:tab/>können. Dann hätte es den Charakter eines offline-Modus. </text:p>
      <text:p text:style-name="P3"/>
      <text:list xml:id="list30288665" text:continue-numbering="true" text:style-name="L3">
        <text:list-item>
          <text:p text:style-name="P10">Fehler bei der Kontexterkennung durch den Dokumentenparser</text:p>
        </text:list-item>
      </text:list>
      <text:p text:style-name="P3"/>
      <text:p text:style-name="P3"><text:tab/>Je besser die Dokumente strukturiert sind oder ins Schema des Parsers <text:tab/>passen, desto weniger Fehler werden beim Parsen auftreten. Da die <text:tab/>Dokumentenauswahl aber von Nutzern getroffen wird, haben die <text:tab/>Entwickler keinen Einfluss auf die Kompatibilität.</text:p>
      <text:p text:style-name="P3"><text:tab/>Man könnte die Notizfunktion insofern missbrauchen, dass man die <text:tab/>Möglichkeit bietet Abschnitte zu benennen, z.B. in der Form kleiner <text:tab/>Sprechblasen „Worum geht es in diesem Absatz?“ oder „Gib diesem <text:tab/>Abschnitt eine Überschrift“. Hier bleibt allerdings das Problem, dass <text:tab/>Absätze in Texten nicht immer inhaltlichen Abschnitten entsprechen.</text:p>
      <text:p text:style-name="P3"/>
      <text:list xml:id="list30267457" text:continue-numbering="true" text:style-name="L3">
        <text:list-item>
          <text:p text:style-name="P10">Die Möglichkeit, dass jeder Nutzer die Dokumente verändern kann</text:p>
        </text:list-item>
      </text:list>
      <text:p text:style-name="P3"/>
      <text:p text:style-name="P3"/>
      <text:list xml:id="list30297806" text:continue-numbering="true" text:style-name="L3">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7:27:33.06</meta:creation-date>
    <dc:date>2015-05-05T10:11:58.34</dc:date>
    <meta:editing-duration>P1DT7H16M22S</meta:editing-duration>
    <meta:editing-cycles>9</meta:editing-cycles>
    <meta:generator>OpenOffice.org/3.4.1$Win32 OpenOffice.org_project/341m1$Build-9593</meta:generator>
    <meta:document-statistic meta:table-count="1" meta:image-count="0" meta:object-count="0" meta:page-count="2" meta:paragraph-count="38" meta:word-count="593" meta:character-count="4270"/>
  </office:meta>
</office:document-meta>
</file>